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Properties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perties.setSrcFile( final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perties.addConfigured( ResourceCollection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adProperties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perties.getRequiredJavaResour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adProperties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oadProperties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perties.addFilterChain( FilterChai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perties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perties.setEncoding( final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perties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